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issance 4 ++</text:p>
      <text:p text:style-name="P3"/>
      <text:p text:style-name="P3"/>
      <text:p text:style-name="P2">Type de donnée : </text:p>
      <text:p text:style-name="P3"/>
      <text:p text:style-name="P3">Structure : joueur, </text:p>
      <text:p text:style-name="P3"/>
      <text:p text:style-name="P3">matrice : int mat[N][M]</text:p>
      <text:p text:style-name="P3"><text:s/></text:p>
      <text:p text:style-name="P3">N=7 M=8</text:p>
      <text:p text:style-name="P3"/>
      <text:p text:style-name="P3"/>
      <text:p text:style-name="P2">Fonctions : </text:p>
      <text:p text:style-name="P2"/>
      <text:p text:style-name="P3">Puissance 4 mode un contre un  : </text:p>
      <text:p text:style-name="P3"/>
      <text:p text:style-name="P3">Puissance 4 mode un contre IA  : </text:p>
      <text:p text:style-name="P3"/>
      <text:p text:style-name="P3">Puissance 4 mode deux contre deux :</text:p>
      <text:p text:style-name="P3"/>
      <text:p text:style-name="P3">Puissance 4 mode deux contre IA: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 PL SungtiL GB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5T14:34:05.264181718</meta:creation-date>
    <dc:date>2020-04-02T05:39:12.32</dc:date>
    <meta:editing-duration>PT37M33S</meta:editing-duration>
    <meta:editing-cycles>13</meta:editing-cycles>
    <meta:generator>OpenOffice/4.1.7$Win32 OpenOffice.org_project/417m1$Build-9800</meta:generator>
    <dc:creator>Aaron Amani</dc:creator>
    <meta:document-statistic meta:table-count="0" meta:image-count="0" meta:object-count="0" meta:page-count="1" meta:paragraph-count="11" meta:word-count="45" meta:character-count="227"/>
  </office:meta>
</office:document-meta>
</file>